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ttps://www.exploit-db.com/exploits/7566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6554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8019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7226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2518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6365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6367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6372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6355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6353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6386/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6609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2699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7903/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7935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8573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0879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1639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2011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2657/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2477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6012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7929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bobao.360.cn/news/detail/1407.htm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bobao.360.cn/learning/detail/497.htm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www.360zhijia.com/360anquanke/290512.htm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32:44.943538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4:25:50.691023324</meta:creation-date>
    <meta:generator>LibreOffice/4.2.8.2$Linux_X86_64 LibreOffice_project/420m0$Build-2</meta:generator>
    <dc:date>2017-11-01T15:43:10.512252818</dc:date>
    <meta:editing-duration>PT9M13S</meta:editing-duration>
    <meta:editing-cycles>4</meta:editing-cycles>
    <meta:document-statistic meta:table-count="1" meta:cell-count="81" meta:object-count="0"/>
  </office:meta>
</office:document-meta>
</file>